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paragraph-rsid="0026b37a" style:font-size-asian="10pt" style:font-size-complex="10pt"/>
    </style:style>
    <style:style style:name="P3" style:family="paragraph" style:parent-style-name="Standard">
      <style:text-properties fo:font-size="10pt" fo:language="de" fo:country="DE" style:font-size-asian="10pt" style:font-size-complex="10pt"/>
    </style:style>
    <style:style style:name="P4" style:family="paragraph" style:parent-style-name="Standard">
      <style:text-properties fo:font-size="10pt" fo:language="de" fo:country="DE" officeooo:paragraph-rsid="00253b60" style:font-size-asian="10pt" style:font-size-complex="10pt"/>
    </style:style>
    <style:style style:name="P5" style:family="paragraph" style:parent-style-name="Standard">
      <style:text-properties fo:font-size="10pt" fo:language="de" fo:country="DE" officeooo:rsid="00253b60" officeooo:paragraph-rsid="00253b60" style:font-size-asian="10pt" style:font-size-complex="10pt"/>
    </style:style>
    <style:style style:name="P6" style:family="paragraph" style:parent-style-name="Standard">
      <style:text-properties fo:font-size="10pt" fo:language="de" fo:country="DE" officeooo:paragraph-rsid="002780dc" style:font-size-asian="10pt" style:font-size-complex="10pt"/>
    </style:style>
    <style:style style:name="P7" style:family="paragraph" style:parent-style-name="Standard">
      <style:text-properties officeooo:rsid="0023e999" officeooo:paragraph-rsid="0023e999"/>
    </style:style>
    <style:style style:name="P8" style:family="paragraph" style:parent-style-name="Standard">
      <style:text-properties officeooo:paragraph-rsid="00253b60"/>
    </style:style>
    <style:style style:name="P9" style:family="paragraph" style:parent-style-name="Standard">
      <style:text-properties officeooo:paragraph-rsid="0029b86a"/>
    </style:style>
    <style:style style:name="P10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3c0e" style:font-weight-asian="bold" style:font-weight-complex="bold"/>
    </style:style>
    <style:style style:name="T4" style:family="text">
      <style:text-properties fo:font-weight="bold" officeooo:rsid="002a0f7e" style:font-weight-asian="bold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253b60" style:font-size-asian="10pt" style:font-size-complex="10pt"/>
    </style:style>
    <style:style style:name="T7" style:family="text">
      <style:text-properties fo:font-size="10pt" officeooo:rsid="00282a28" style:font-size-asian="10pt" style:font-size-complex="10pt"/>
    </style:style>
    <style:style style:name="T8" style:family="text">
      <style:text-properties fo:font-size="10pt" officeooo:rsid="002955f0" style:font-size-asian="10pt" style:font-size-complex="10pt"/>
    </style:style>
    <style:style style:name="T9" style:family="text">
      <style:text-properties fo:font-size="10pt" fo:language="de" fo:country="DE" style:font-size-asian="10pt" style:font-size-complex="10pt"/>
    </style:style>
    <style:style style:name="T10" style:family="text">
      <style:text-properties officeooo:rsid="001cfc06"/>
    </style:style>
    <style:style style:name="T11" style:family="text">
      <style:text-properties officeooo:rsid="001efea5"/>
    </style:style>
    <style:style style:name="T12" style:family="text">
      <style:text-properties officeooo:rsid="0020d997"/>
    </style:style>
    <style:style style:name="T13" style:family="text">
      <style:text-properties officeooo:rsid="00229936"/>
    </style:style>
    <style:style style:name="T14" style:family="text">
      <style:text-properties officeooo:rsid="00253b60"/>
    </style:style>
    <style:style style:name="T15" style:family="text">
      <style:text-properties fo:language="de" fo:country="DE"/>
    </style:style>
    <style:style style:name="T16" style:family="text">
      <style:text-properties officeooo:rsid="002780dc"/>
    </style:style>
    <style:style style:name="T17" style:family="text">
      <style:text-properties officeooo:rsid="00282a28"/>
    </style:style>
    <style:style style:name="T18" style:family="text">
      <style:text-properties officeooo:rsid="0029b86a"/>
    </style:style>
    <style:style style:name="T19" style:family="text">
      <style:text-properties officeooo:rsid="002a4c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Absatz-Standardschriftart"><text:span text:style-name="T2">Form for new users at Cognitive Systems</text:span></text:span><text:tab/><text:span text:style-name="T17">v2.</text:span><text:span text:style-name="T18">1</text:span><text:span text:style-name="T19">1</text:span><text:tab/><text:tab/>Date: ……………………...</text:p>
      <text:p text:style-name="Standard"/>
      <text:p text:style-name="Standard">Last Name: …………………………………<text:tab/>First Name: …………………………………</text:p>
      <text:p text:style-name="Standard"/>
      <text:p text:style-name="Standard">Salutation: ………………….<text:tab/><text:tab/><text:tab/>Language preferred: ……………. (de/en)</text:p>
      <text:p text:style-name="Standard"/>
      <text:p text:style-name="Standard">Postdoc O<text:tab/> <text:s text:c="3"/>PhD<text:tab/> O<text:tab/>MSc O<text:tab/><text:tab/>BSc O<text:tab/><text:tab/>HiWi O <text:s text:c="5"/>other O…………………….</text:p>
      <text:p text:style-name="Standard"/>
      <text:p text:style-name="Standard">Email address: <text:s/>………………………………………….………………<text:span text:style-name="T18">@student.</text:span>uni-tuebingen.de</text:p>
      <text:p text:style-name="Standard"/>
      <text:p text:style-name="P9">Email (<text:span text:style-name="T11">external, </text:span><text:span text:style-name="T18">optional</text:span><text:span text:style-name="T11">) </text:span>………………………….………… <text:s text:c="2"/>Start: <text:span text:style-name="T7">(PC-usage)</text:span>………………</text:p>
      <text:p text:style-name="P9"/>
      <text:p text:style-name="P9"><text:span text:style-name="T18">only A307: o</text:span>pen door with card from 7:00 till 23:59 <text:s/>O <text:s/>if yes: University card ID …………………</text:p>
      <text:p text:style-name="P9"/>
      <text:p text:style-name="P9"><text:span text:style-name="T18">only: </text:span><text:span text:style-name="T10">A331, A324, C327: matriculation nr……………………..; </text:span><text:span text:style-name="T11">has already VersoCliq: <text:s/></text:span><text:span text:style-name="T12">yes / no</text:span></text:p>
      <text:p text:style-name="Standard"/>
      <text:p text:style-name="Standard">-<text:span text:style-name="Absatz-Standardschriftart"><text:span text:style-name="T2">Professor area </text:span></text:span>--------------------------<text:span text:style-name="T13">(mandatory for A307, C327)</text:span>----------------------------------</text:p>
      <text:p text:style-name="Standard"/>
      <text:p text:style-name="Standard">Room, PC name/place: ………………………………………………………..</text:p>
      <text:p text:style-name="Standard"><text:s text:c="2"/></text:p>
      <text:p text:style-name="Standard">Supervisor: <text:s/>…………………………….<text:tab/>End <text:span text:style-name="T5">(estimated, </text:span><text:span text:style-name="T8">official</text:span><text:span text:style-name="T5">)</text:span>: <text:s/>…………………………</text:p>
      <text:p text:style-name="Standard"/>
      <text:p text:style-name="Standard">-<text:span text:style-name="Absatz-Standardschriftart"><text:span text:style-name="T2">supervisor area </text:span></text:span>-------------------------------------------------------------------------------------------------</text:p>
      <text:p text:style-name="Standard"/>
      <text:p text:style-name="Standard">sudo rights (default: students yes, lab course/trainee no) O<text:tab/><text:tab/><text:tab/><text:span text:style-name="T3">groups: ……………...</text:span></text:p>
      <text:p text:style-name="Standard"/>
      <text:p text:style-name="Standard">OS needed (default: ubuntu <text:span text:style-name="T4">22</text:span><text:span text:style-name="T2">)</text:span> ……………………………………………………………..</text:p>
      <text:p text:style-name="Standard"/>
      <text:p text:style-name="Standard">Data retention<text:tab/>cshome<text:tab/>default 1 year + x O<text:tab/><text:tab/>other (BMBF-Project) O ……………</text:p>
      <text:p text:style-name="Standard"/>
      <text:p text:style-name="P7">A324, C327: nextcloud account <text:s text:c="2"/>yes/no</text:p>
      <text:p text:style-name="Standard"><text:tab/><text:tab/><text:tab/></text:p>
      <text:p text:style-name="Standard">-<text:span text:style-name="Absatz-Standardschriftart"><text:span text:style-name="T2">admin area</text:span></text:span>------------------------------------------------------------------------------------------------------</text:p>
      <text:p text:style-name="P1"/>
      <text:p text:style-name="P1">Benutzername: <text:s/>…………………………………<text:tab/>uid: …………………...</text:p>
      <text:p text:style-name="P1"/>
      <text:p text:style-name="Standard"><text:span text:style-name="Absatz-Standardschriftart"><text:span text:style-name="T5">initiales PW: <text:s/>……………………………………<text:tab/>gid: …………………...</text:span></text:span></text:p>
      <text:p text:style-name="P1"/>
      <text:p text:style-name="P3">home-Verzeichnis angelegt: <text:s text:c="2"/><text:tab/>O<text:tab/>Datum: <text:s/>………………….</text:p>
      <text:p text:style-name="P3"/>
      <text:p text:style-name="Standard"><text:span text:style-name="Absatz-Standardschriftart"><text:span text:style-name="T9">Rechnername: <text:s/>…………………………<text:tab/><text:tab/>Laptop-Name: <text:s/>…………………………………</text:span></text:span></text:p>
      <text:p text:style-name="P3"/>
      <text:p text:style-name="P6"><text:span text:style-name="Absatz-Standardschriftart"><text:span text:style-name="T16">stud: <text:s/></text:span></text:span><text:span text:style-name="Absatz-Standardschriftart">Account</text:span><text:span text:style-name="Absatz-Standardschriftart"><text:span text:style-name="T12"> VALID UNTIL: ……………………………………………… </text:span></text:span></text:p>
      <text:p text:style-name="P3"/>
      <text:p text:style-name="P8"><text:span text:style-name="T6">N</text:span><text:span text:style-name="Absatz-Standardschriftart"><text:span text:style-name="T5">extcloud </text:span></text:span><text:span text:style-name="Absatz-Standardschriftart"><text:span text:style-name="T6">mir vorl. Email</text:span></text:span><text:span text:style-name="Absatz-Standardschriftart"><text:span text:style-name="T5"><text:tab/><text:tab/><text:tab/>O<text:tab/>Datum: <text:s/>………………….</text:span></text:span></text:p>
      <text:p text:style-name="P8"><text:span text:style-name="Absatz-Standardschriftart"><text:span text:style-name="T5">Mailingli. </text:span></text:span><text:span text:style-name="Absatz-Standardschriftart"><text:span text:style-name="T6">cs-staff mit vorl. Email</text:span></text:span><text:span text:style-name="Absatz-Standardschriftart"><text:span text:style-name="T5">: <text:s text:c="3"/><text:tab/>O<text:tab/>Datum: <text:s/>………………….</text:span></text:span></text:p>
      <text:p text:style-name="P8"><text:span text:style-name="Absatz-Standardschriftart"><text:span text:style-name="T5"/></text:span></text:p>
      <text:p text:style-name="Standard"><text:span text:style-name="Absatz-Standardschriftart"><text:span text:style-name="T9">Endgültige Email-Adresse<text:tab/><text:tab/><text:tab/>O<text:tab/>Datum: <text:s/>………………….</text:span></text:span></text:p>
      <text:p text:style-name="P4"><text:span text:style-name="Absatz-Standardschriftart">Nextcloud </text:span><text:span text:style-name="Absatz-Standardschriftart"><text:span text:style-name="T14">mit endg. Email</text:span></text:span><text:span text:style-name="Absatz-Standardschriftart"><text:tab/><text:tab/>O<text:tab/>Datum: <text:s/>………………….</text:span></text:p>
      <text:p text:style-name="P3">Mailingliste <text:span text:style-name="T14">cs-staff mit endg. Email-Ad</text:span><text:tab/>O<text:tab/>Datum: <text:s/>………………….</text:p>
      <text:p text:style-name="P4">Mailingliste <text:span text:style-name="T18">cs-all <text:s/>mit endg. Email-Ad</text:span><text:tab/>O<text:tab/>Datum: <text:s/>………………….</text:p>
      <text:p text:style-name="P6">Mailingliste <text:span text:style-name="T16">inf-</text:span><text:span text:style-name="T14">staff<text:tab/><text:tab/></text:span><text:tab/>O<text:tab/>Datum: <text:s/>………………….</text:p>
      <text:p text:style-name="P2">Scan2Email <text:s text:c="8"/><text:tab/><text:tab/><text:tab/><text:tab/>O<text:span text:style-name="T15"><text:tab/>Datum: <text:s/>………………….</text:span></text:p>
      <text:p text:style-name="P5">Kamera:<text:tab/><text:tab/><text:tab/><text:tab/><text:tab/>O<text:tab/>Datum: <text:s/>………………….</text:p>
      <text:p text:style-name="P5">Headset:<text:tab/><text:tab/><text:tab/><text:tab/><text:tab/>O<text:tab/>Datum: <text:s/>…………………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Foot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Absatz-Standardschriftar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T1" style:family="text">
      <style:text-properties fo:font-size="9pt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5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3in" fo:margin-left="0in" fo:margin-right="0in" fo:margin-top="0in" style:dynamic-spacing="true"/>
      </style:footer-style>
    </style:page-layout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/>
    <style:master-page style:name="MP0" style:page-layout-name="Mpm2">
      <style:footer>
        <text:p text:style-name="Footer"><text:span text:style-name="Absatz-Standardschriftart"><text:span text:style-name="MT1"><text:file-name text:display="name-and-extension">new_member_ v2.11.odt</text:file-name></text:span></text:span><text:span text:style-name="Absatz-Standardschriftart"><text:span text:style-name="MT1"><text:tab/></text:span></text:span><text:span text:style-name="Absatz-Standardschriftart"><text:span text:style-name="MT1"><text:date style:data-style-name="N10084" text:date-value="2024-08-21T09:54:56.070192754">2024-08-21</text:date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3-08-29T14:14:00Z</meta:creation-date>
    <dc:date>2024-08-21T09:54:55.969739384</dc:date>
    <meta:editing-cycles>16</meta:editing-cycles>
    <meta:editing-duration>PT25M46S</meta:editing-duration>
    <meta:print-date>2024-08-21T09:51:09.392446929</meta:print-date>
    <meta:document-statistic meta:table-count="0" meta:image-count="0" meta:object-count="0" meta:page-count="1" meta:paragraph-count="35" meta:word-count="215" meta:character-count="1953" meta:non-whitespace-character-count="1686"/>
    <meta:template xlink:type="simple" xlink:actuate="onRequest" xlink:title="" xlink:href="../new_member_%20v2.1.odt/Normal"/>
  </office:meta>
</office:document-meta>
</file>